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var nb-font-family-monospace" svg:font-family="'var nb-font-family-monospace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0f6"/>
    </style:style>
    <style:style style:name="P2" style:family="paragraph" style:parent-style-name="Standard">
      <style:text-properties fo:font-weight="bold" officeooo:rsid="0001d0f6" style:font-weight-asian="bold" style:font-weight-complex="bold"/>
    </style:style>
    <style:style style:name="P3" style:family="paragraph" style:parent-style-name="Standard">
      <style:text-properties fo:font-weight="bold" officeooo:rsid="000409cc" officeooo:paragraph-rsid="000409cc" style:font-weight-asian="bold" style:font-weight-complex="bold"/>
    </style:style>
    <style:style style:name="P4" style:family="paragraph" style:parent-style-name="Standard">
      <style:text-properties fo:font-weight="bold" officeooo:rsid="00028488" officeooo:paragraph-rsid="00028488" style:font-weight-asian="bold" style:font-weight-complex="bold"/>
    </style:style>
    <style:style style:name="P5" style:family="paragraph" style:parent-style-name="Standard">
      <style:text-properties fo:font-weight="bold" officeooo:rsid="000a7ada" officeooo:paragraph-rsid="000b1391" style:font-weight-asian="bold" style:font-weight-complex="bold"/>
    </style:style>
    <style:style style:name="P6" style:family="paragraph" style:parent-style-name="Standard">
      <style:text-properties fo:font-weight="bold" officeooo:rsid="000ef765" officeooo:paragraph-rsid="000ef765" style:font-weight-asian="bold" style:font-weight-complex="bold"/>
    </style:style>
    <style:style style:name="P7" style:family="paragraph" style:parent-style-name="Standard">
      <style:text-properties fo:font-weight="bold" officeooo:rsid="000ef765" officeooo:paragraph-rsid="00271cd8" style:font-weight-asian="bold" style:font-weight-complex="bold"/>
    </style:style>
    <style:style style:name="P8" style:family="paragraph" style:parent-style-name="Standard">
      <style:text-properties fo:font-weight="bold" officeooo:rsid="000ef765" officeooo:paragraph-rsid="00300233" style:font-weight-asian="bold" style:font-weight-complex="bold"/>
    </style:style>
    <style:style style:name="P9" style:family="paragraph" style:parent-style-name="Standard">
      <style:text-properties fo:font-weight="bold" officeooo:rsid="00121b2a" officeooo:paragraph-rsid="00121b2a" style:font-weight-asian="bold" style:font-weight-complex="bold"/>
    </style:style>
    <style:style style:name="P10" style:family="paragraph" style:parent-style-name="Standard">
      <style:text-properties fo:font-weight="bold" officeooo:rsid="00167473" officeooo:paragraph-rsid="00167473" style:font-weight-asian="bold" style:font-weight-complex="bold"/>
    </style:style>
    <style:style style:name="P11" style:family="paragraph" style:parent-style-name="Standard">
      <style:text-properties fo:font-weight="bold" officeooo:rsid="001a0490" officeooo:paragraph-rsid="001a0490" style:font-weight-asian="bold" style:font-weight-complex="bold"/>
    </style:style>
    <style:style style:name="P12" style:family="paragraph" style:parent-style-name="Standard">
      <style:text-properties fo:font-weight="bold" officeooo:rsid="001df698" officeooo:paragraph-rsid="001df698" style:font-weight-asian="bold" style:font-weight-complex="bold"/>
    </style:style>
    <style:style style:name="P13" style:family="paragraph" style:parent-style-name="Standard">
      <style:text-properties officeooo:rsid="00022442" officeooo:paragraph-rsid="00022442"/>
    </style:style>
    <style:style style:name="P14" style:family="paragraph" style:parent-style-name="Standard">
      <style:text-properties officeooo:rsid="00028488" officeooo:paragraph-rsid="00028488"/>
    </style:style>
    <style:style style:name="P15" style:family="paragraph" style:parent-style-name="Standard">
      <style:text-properties officeooo:rsid="000409cc" officeooo:paragraph-rsid="000409cc"/>
    </style:style>
    <style:style style:name="P16" style:family="paragraph" style:parent-style-name="Standard">
      <style:text-properties fo:font-weight="normal" officeooo:rsid="000409cc" officeooo:paragraph-rsid="000409cc" style:font-weight-asian="normal" style:font-weight-complex="normal"/>
    </style:style>
    <style:style style:name="P17" style:family="paragraph" style:parent-style-name="Standard">
      <style:text-properties fo:font-weight="normal" officeooo:rsid="000409cc" officeooo:paragraph-rsid="0006a9c0" style:font-weight-asian="normal" style:font-weight-complex="normal"/>
    </style:style>
    <style:style style:name="P18" style:family="paragraph" style:parent-style-name="Standard">
      <style:text-properties fo:font-weight="normal" officeooo:rsid="000a7ada" officeooo:paragraph-rsid="000a7ada" style:font-weight-asian="normal" style:font-weight-complex="normal"/>
    </style:style>
    <style:style style:name="P19" style:family="paragraph" style:parent-style-name="Standard">
      <style:text-properties fo:font-weight="normal" officeooo:rsid="000a7ada" officeooo:paragraph-rsid="000b1391" style:font-weight-asian="normal" style:font-weight-complex="normal"/>
    </style:style>
    <style:style style:name="P20" style:family="paragraph" style:parent-style-name="Standard">
      <style:text-properties fo:font-weight="normal" officeooo:rsid="000b1391" officeooo:paragraph-rsid="000a7ada" style:font-weight-asian="normal" style:font-weight-complex="normal"/>
    </style:style>
    <style:style style:name="P21" style:family="paragraph" style:parent-style-name="Standard">
      <style:text-properties fo:font-weight="normal" officeooo:rsid="000b1391" officeooo:paragraph-rsid="000b1391" style:font-weight-asian="normal" style:font-weight-complex="normal"/>
    </style:style>
    <style:style style:name="P22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23" style:family="paragraph" style:parent-style-name="Standard">
      <style:text-properties fo:font-weight="normal" officeooo:rsid="000ef765" officeooo:paragraph-rsid="002d6d28" style:font-weight-asian="normal" style:font-weight-complex="normal"/>
    </style:style>
    <style:style style:name="P24" style:family="paragraph" style:parent-style-name="Standard">
      <style:text-properties fo:font-weight="normal" officeooo:rsid="000ef765" officeooo:paragraph-rsid="00324821" style:font-weight-asian="normal" style:font-weight-complex="normal"/>
    </style:style>
    <style:style style:name="P25" style:family="paragraph" style:parent-style-name="Standard">
      <style:text-properties fo:font-weight="normal" officeooo:rsid="00094a94" officeooo:paragraph-rsid="00094a94" style:font-weight-asian="normal" style:font-weight-complex="normal"/>
    </style:style>
    <style:style style:name="P26" style:family="paragraph" style:parent-style-name="Standard">
      <style:text-properties fo:font-weight="normal" officeooo:rsid="0001d0f6" style:font-weight-asian="normal" style:font-weight-complex="normal"/>
    </style:style>
    <style:style style:name="P27" style:family="paragraph" style:parent-style-name="Standard">
      <style:text-properties fo:font-weight="normal" officeooo:rsid="00159bdb" officeooo:paragraph-rsid="00159bdb" style:font-weight-asian="normal" style:font-weight-complex="normal"/>
    </style:style>
    <style:style style:name="P28" style:family="paragraph" style:parent-style-name="Standard">
      <style:text-properties fo:font-weight="normal" officeooo:rsid="00167473" officeooo:paragraph-rsid="00167473" style:font-weight-asian="normal" style:font-weight-complex="normal"/>
    </style:style>
    <style:style style:name="P29" style:family="paragraph" style:parent-style-name="Standard">
      <style:text-properties fo:font-weight="normal" officeooo:rsid="001a0490" officeooo:paragraph-rsid="001a0490" style:font-weight-asian="normal" style:font-weight-complex="normal"/>
    </style:style>
    <style:style style:name="P30" style:family="paragraph" style:parent-style-name="Standard">
      <style:text-properties fo:font-weight="normal" officeooo:rsid="001a0490" officeooo:paragraph-rsid="001a2b49" style:font-weight-asian="normal" style:font-weight-complex="normal"/>
    </style:style>
    <style:style style:name="P31" style:family="paragraph" style:parent-style-name="Standard">
      <style:text-properties fo:font-weight="normal" officeooo:rsid="001a0490" officeooo:paragraph-rsid="001bad16" style:font-weight-asian="normal" style:font-weight-complex="normal"/>
    </style:style>
    <style:style style:name="P32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33" style:family="paragraph" style:parent-style-name="Standard">
      <style:text-properties fo:font-weight="normal" officeooo:rsid="001df698" officeooo:paragraph-rsid="001df698" style:font-weight-asian="normal" style:font-weight-complex="normal"/>
    </style:style>
    <style:style style:name="P34" style:family="paragraph" style:parent-style-name="Standard">
      <style:text-properties officeooo:paragraph-rsid="0006a9c0"/>
    </style:style>
    <style:style style:name="P35" style:family="paragraph" style:parent-style-name="Standard">
      <style:text-properties officeooo:paragraph-rsid="00094a94"/>
    </style:style>
    <style:style style:name="P36" style:family="paragraph" style:parent-style-name="Standard">
      <style:text-properties officeooo:paragraph-rsid="000a7ada"/>
    </style:style>
    <style:style style:name="P37" style:family="paragraph" style:parent-style-name="Standard">
      <style:text-properties fo:language="en" fo:country="US" fo:font-weight="bold" officeooo:rsid="00232d43" officeooo:paragraph-rsid="00232d43" style:font-weight-asian="bold" style:font-weight-complex="bold"/>
    </style:style>
    <style:style style:name="P38" style:family="paragraph" style:parent-style-name="Standard">
      <style:text-properties style:text-line-through-style="none" style:text-line-through-type="none" fo:language="en" fo:country="US" fo:font-weight="normal" officeooo:rsid="00232d43" officeooo:paragraph-rsid="00232d43" style:font-weight-asian="normal" style:font-weight-complex="normal"/>
    </style:style>
    <style:style style:name="P39" style:family="paragraph" style:parent-style-name="Standard">
      <style:text-properties fo:color="#c9211e" fo:font-weight="bold" officeooo:rsid="0031eaae" officeooo:paragraph-rsid="0031eaae" style:font-weight-asian="bold" style:font-weight-complex="bold"/>
    </style:style>
    <style:style style:name="P40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41" style:family="paragraph" style:parent-style-name="Standard">
      <style:text-properties fo:font-weight="bold" officeooo:rsid="00324821" officeooo:paragraph-rsid="00324821" style:font-weight-asian="bold" style:font-weight-complex="bold"/>
    </style:style>
    <style:style style:name="P42" style:family="paragraph" style:parent-style-name="Standard">
      <style:text-properties fo:font-weight="bold" officeooo:rsid="002e495e" officeooo:paragraph-rsid="00300233" style:font-weight-asian="bold" style:font-weight-complex="bold"/>
    </style:style>
    <style:style style:name="P43" style:family="paragraph" style:parent-style-name="Standard">
      <style:text-properties officeooo:rsid="00022442" officeooo:paragraph-rsid="00022442"/>
    </style:style>
    <style:style style:name="T1" style:family="text">
      <style:text-properties officeooo:rsid="000409cc"/>
    </style:style>
    <style:style style:name="T2" style:family="text">
      <style:text-properties officeooo:rsid="0005beb8"/>
    </style:style>
    <style:style style:name="T3" style:family="text">
      <style:text-properties officeooo:rsid="0006a9c0"/>
    </style:style>
    <style:style style:name="T4" style:family="text">
      <style:text-properties fo:font-weight="normal" officeooo:rsid="000409cc" style:font-weight-asian="normal" style:font-weight-complex="normal"/>
    </style:style>
    <style:style style:name="T5" style:family="text">
      <style:text-properties fo:font-weight="normal" officeooo:rsid="000769f3" style:font-weight-asian="normal" style:font-weight-complex="normal"/>
    </style:style>
    <style:style style:name="T6" style:family="text">
      <style:text-properties fo:font-weight="normal" officeooo:rsid="00084532" style:font-weight-asian="normal" style:font-weight-complex="normal"/>
    </style:style>
    <style:style style:name="T7" style:family="text">
      <style:text-properties fo:font-weight="normal" officeooo:rsid="00094a94" style:font-weight-asian="normal" style:font-weight-complex="normal"/>
    </style:style>
    <style:style style:name="T8" style:family="text">
      <style:text-properties fo:font-weight="normal" officeooo:rsid="00028488" style:font-weight-asian="normal" style:font-weight-complex="normal"/>
    </style:style>
    <style:style style:name="T9" style:family="text">
      <style:text-properties fo:font-weight="normal" officeooo:rsid="00271cd8" style:font-weight-asian="normal" style:font-weight-complex="normal"/>
    </style:style>
    <style:style style:name="T10" style:family="text">
      <style:text-properties officeooo:rsid="00080b9b"/>
    </style:style>
    <style:style style:name="T11" style:family="text">
      <style:text-properties officeooo:rsid="00094a9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4a94" style:font-weight-asian="bold" style:font-weight-complex="bold"/>
    </style:style>
    <style:style style:name="T14" style:family="text">
      <style:text-properties fo:font-weight="bold" officeooo:rsid="000a7ada" style:font-weight-asian="bold" style:font-weight-complex="bold"/>
    </style:style>
    <style:style style:name="T15" style:family="text">
      <style:text-properties fo:font-weight="bold" officeooo:rsid="001a2b49" style:font-weight-asian="bold" style:font-weight-complex="bold"/>
    </style:style>
    <style:style style:name="T16" style:family="text">
      <style:text-properties fo:font-weight="bold" officeooo:rsid="001bad16" style:font-weight-asian="bold" style:font-weight-complex="bold"/>
    </style:style>
    <style:style style:name="T17" style:family="text">
      <style:text-properties fo:font-weight="bold" officeooo:rsid="0012bdb7" style:font-weight-asian="bold" style:font-weight-complex="bold"/>
    </style:style>
    <style:style style:name="T18" style:family="text">
      <style:text-properties fo:font-weight="bold" officeooo:rsid="0024fc73" style:font-weight-asian="bold" style:font-weight-complex="bold"/>
    </style:style>
    <style:style style:name="T19" style:family="text">
      <style:text-properties fo:font-weight="bold" officeooo:rsid="003708ef" style:font-weight-asian="bold" style:font-weight-complex="bold"/>
    </style:style>
    <style:style style:name="T20" style:family="text">
      <style:text-properties officeooo:rsid="00141857"/>
    </style:style>
    <style:style style:name="T21" style:family="text">
      <style:text-properties officeooo:rsid="00197a00"/>
    </style:style>
    <style:style style:name="T22" style:family="text">
      <style:text-properties officeooo:rsid="001a2b49"/>
    </style:style>
    <style:style style:name="T23" style:family="text">
      <style:text-properties officeooo:rsid="001bad16"/>
    </style:style>
    <style:style style:name="T24" style:family="text">
      <style:text-properties officeooo:rsid="0020acdd"/>
    </style:style>
    <style:style style:name="T25" style:family="text">
      <style:text-properties officeooo:rsid="0024fc73"/>
    </style:style>
    <style:style style:name="T26" style:family="text">
      <style:text-properties fo:font-size="14pt" fo:font-weight="bold" officeooo:rsid="0024fc73" style:font-size-asian="14pt" style:font-weight-asian="bold" style:font-size-complex="14pt" style:font-weight-complex="bold"/>
    </style:style>
    <style:style style:name="T27" style:family="text">
      <style:text-properties officeooo:rsid="00271cd8"/>
    </style:style>
    <style:style style:name="T28" style:family="text">
      <style:text-properties officeooo:rsid="00324821"/>
    </style:style>
    <style:style style:name="T29" style:family="text">
      <style:text-properties officeooo:rsid="00356037"/>
    </style:style>
    <style:style style:name="T30" style:family="text">
      <style:text-properties officeooo:rsid="003708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hases</text:p>
      <text:p text:style-name="P26">validate - validate the project is correct and all necessary information is available</text:p>
      <text:p text:style-name="P26">compile - compile the source code of the project</text:p>
      <text:p text:style-name="P26">test - test the compiled source code using a suitable unit testing framework. These tests should not require the code be packaged or deployed</text:p>
      <text:p text:style-name="P26">package - take the compiled code and package it in its distributable format, such as a JAR.</text:p>
      <text:p text:style-name="P26">verify - run any checks on results of integration tests to ensure quality criteria are met</text:p>
      <text:p text:style-name="P26">install - install the package into the local repository, for use as a dependency in other projects locally</text:p>
      <text:p text:style-name="P26">deploy - done in the build environment, copies the final package to the remote repository for sharing with other developers and projects.</text:p>
      <text:p text:style-name="P26"/>
      <text:p text:style-name="P39">SNAPSHOT is replaced by timestamp when upload to remote repository.</text:p>
      <text:p text:style-name="P2"/>
      <text:p text:style-name="P2">Local repository:</text:p>
      <text:p text:style-name="P1">C:\Users\&lt;User_Name&gt;\.m2<text:line-break/>May be changed in settings.xml</text:p>
      <text:p text:style-name="P1">&lt;settings&gt;<text:line-break/> <text:s text:c="3"/>&lt;localRepository&gt;<text:a xlink:type="simple" xlink:href="../../../maven_repository" text:style-name="Internet_20_link" text:visited-style-name="Visited_20_Internet_20_Link">C:/maven_repository</text:a>&lt;/localRepository&gt;</text:p>
      <text:p text:style-name="P13">May be overriden in pom.xml</text:p>
      <text:p text:style-name="P13">&lt;repositories&gt;</text:p>
      <text:p text:style-name="P13"><text:tab/>&lt;repository&gt;</text:p>
      <text:p text:style-name="P13"><text:tab/><text:tab/>&lt;id&gt;my-internal-site&lt;/id&gt;</text:p>
      <text:p text:style-name="P13"><text:tab/><text:tab/>&lt;username&gt;my_login&lt;/username&gt;</text:p>
      <text:p text:style-name="P13"><text:tab/><text:tab/>&lt;password&gt;my_password&lt;/password&gt;</text:p>
      <text:p text:style-name="P13"><text:tab/><text:tab/>&lt;url&gt;<text:a xlink:type="simple" xlink:href="http://myserver/repo" text:style-name="Internet_20_link" text:visited-style-name="Visited_20_Internet_20_Link">http://myserver/repo</text:a>&lt;/url&gt;</text:p>
      <text:p text:style-name="P13"><text:tab/><text:tab/>&lt;releases&gt;</text:p>
      <text:p text:style-name="P13"><text:tab/><text:tab/><text:tab/>&lt;enabled&gt;true&lt;/enabled&gt;</text:p>
      <text:p text:style-name="P13"><text:tab/><text:tab/><text:tab/>&lt;checksumPolicy&gt;ignore&lt;/checksumPolicy&gt;</text:p>
      <text:p text:style-name="P13"><text:tab/><text:tab/>&lt;/releases&gt;</text:p>
      <text:p text:style-name="P13"><text:tab/><text:tab/>&lt;snapshots&gt;</text:p>
      <text:p text:style-name="P13"><text:tab/><text:tab/><text:tab/>&lt;enabled&gt;true&lt;/enabled&gt;</text:p>
      <text:p text:style-name="P13"><text:tab/><text:tab/><text:tab/>&lt;updatePolicy&gt;always/daily/interval:&lt;minutes&gt;/never&lt;/updatePolicy&gt; - how offten newer snapshot will be loaded to repository</text:p>
      <text:p text:style-name="P13"><text:tab/><text:tab/>&lt;/snapshots&gt;</text:p>
      <text:p text:style-name="P13"><text:tab/>&lt;/repository&gt;</text:p>
      <text:p text:style-name="P13">&lt;/repositories&gt;</text:p>
      <text:p text:style-name="P13"/>
      <text:p text:style-name="P14">&lt;modelVersion&gt;4.0.0&lt;/modelVersion&gt; - version of pom-model</text:p>
      <text:p text:style-name="P14">&lt;groupId&gt;x.y.z&lt;/groupId&gt; - unique identifier for project or projects written by one team/company. Should follow package name rules.</text:p>
      <text:p text:style-name="P14">&lt;artifactId&gt;&lt;/artifactId&gt; - the name of jar/war/.. that will be generated</text:p>
      <text:p text:style-name="P15">&lt;packaging&gt;jar/war/<text:span text:style-name="T2">pom(no primary binary, there will be binary for each sub-module); for complex enterprise)</text:span>&lt;/packaging&gt;</text:p>
      <text:p text:style-name="P14">&lt;version&gt;1<text:span text:style-name="T1">[-SNAPSHOT]</text:span>&lt;version&gt; - version of artifact. <text:span text:style-name="T1">SNAPSHOT means, that it is not a release – it is still under development. SNAPSHOT will be replaced by “timestemp”.</text:span></text:p>
      <text:p text:style-name="P14"/>
      <text:p text:style-name="P3">Dependency</text:p>
      <text:p text:style-name="P16">&lt;dependencies&gt;</text:p>
      <text:p text:style-name="P16"><text:tab/>&lt;dependency&gt;</text:p>
      <text:p text:style-name="P16"><text:soft-page-break/><text:tab/><text:tab/>&lt;groupId&gt;junit&lt;/groupId&gt;</text:p>
      <text:p text:style-name="P16"><text:tab/><text:tab/>&lt;artifactId&gt;junit&lt;/artifactId&gt;</text:p>
      <text:p text:style-name="P16"><text:tab/><text:tab/>&lt;version&gt;3.8.1&lt;/version&gt;</text:p>
      <text:p text:style-name="P17"><text:tab/><text:tab/>&lt;scope&gt;</text:p>
      <text:p text:style-name="P17"><text:tab/><text:tab/><text:tab/><text:span text:style-name="T3">compile – default, needed for compilation will be in classpath</text:span></text:p>
      <text:p text:style-name="P17"><text:tab/><text:tab/><text:tab/><text:span text:style-name="T3">provided – container will provide during runtime, dependency is already in classpath of container</text:span></text:p>
      <text:p text:style-name="P34"><text:span text:style-name="T4"><text:tab/><text:tab/><text:tab/></text:span><text:span text:style-name="T5">system – like provided(not in repo, will not be copied to repo) but you need to specify path with &lt;systemPath&gt;${project.basedir}/bla-bla.jar&lt;/systemPath&gt; after &lt;scope&gt; tag.</text:span></text:p>
      <text:p text:style-name="P17"><text:tab/><text:tab/><text:tab/><text:span text:style-name="T3">runtime – needed on runtime(like JDBC driver), no direct reference in code. Will put in classpath for run and test</text:span></text:p>
      <text:p text:style-name="P17"><text:tab/><text:tab/><text:tab/><text:span text:style-name="T3">test – needed for test, not for normal execution</text:span></text:p>
      <text:p text:style-name="P17"><text:tab/><text:tab/><text:tab/><text:span text:style-name="T10">import – only for &lt;type&gt;pom&lt;/..&gt;, just replace this depency by dependencies from referenced pom.xml</text:span></text:p>
      <text:p text:style-name="P17"><text:tab/><text:tab/>&lt;/scope&gt;</text:p>
      <text:p text:style-name="P34"><text:span text:style-name="T4"><text:tab/><text:tab/></text:span><text:span text:style-name="T6">&lt;type&gt;jar(default)/war/pom/...&lt;/type&gt;</text:span></text:p>
      <text:p text:style-name="P16"><text:tab/>&lt;/dependency&gt;</text:p>
      <text:p text:style-name="P16"/>
      <text:p text:style-name="P16"><text:tab/>***</text:p>
      <text:p text:style-name="P16"/>
      <text:p text:style-name="P16">&lt;/dependencies&gt;</text:p>
      <text:p text:style-name="P14"/>
      <text:p text:style-name="P14"/>
      <text:p text:style-name="P4"><text:span text:style-name="T11">&lt;</text:span>dependencyManagement<text:span text:style-name="T11">&gt;</text:span></text:p>
      <text:p text:style-name="P35"><text:span text:style-name="T7">Create parent POM. Put dependencies inside &lt;</text:span><text:span text:style-name="T8">dependencyManagement</text:span><text:span text:style-name="T7">&gt;. In child POMs you may specify ONLY groupId and artifactId(type if not jar??), rest settings will be taket from parent POM.</text:span></text:p>
      <text:p text:style-name="P25"/>
      <text:p text:style-name="P36"><text:span text:style-name="T13">M</text:span><text:span text:style-name="T14">odules</text:span></text:p>
      <text:p text:style-name="P19">&lt;parent&gt;</text:p>
      <text:p text:style-name="P21"><text:tab/>common configurations for modules</text:p>
      <text:p text:style-name="P19">&lt;/parrent&gt;</text:p>
      <text:p text:style-name="P5"/>
      <text:p text:style-name="P18">&lt;modules&gt;</text:p>
      <text:p text:style-name="P18"><text:tab/>&lt;module&gt;artifactId of module&lt;/module&gt;</text:p>
      <text:p text:style-name="P18"><text:tab/>&lt;module&gt;artifactId of module&lt;/module&gt;</text:p>
      <text:p text:style-name="P18">&lt;/modules&gt;</text:p>
      <text:p text:style-name="P18"/>
      <text:p text:style-name="P18"/>
      <text:p text:style-name="P6">compilation</text:p>
      <text:p text:style-name="P22">//<text:span text:style-name="T21">do not work with java 9 and above</text:span></text:p>
      <text:p text:style-name="P22">&lt;properties&gt;</text:p>
      <text:p text:style-name="P22"><text:s text:c="2"/><text:tab/>&lt;maven.compiler.source&gt;1.8&lt;/maven.compiler.source&gt;</text:p>
      <text:p text:style-name="P22"><text:s text:c="2"/><text:tab/>&lt;maven.compiler.target&gt;1.8&lt;/maven.compiler.target&gt;</text:p>
      <text:p text:style-name="P22"><text:s text:c="2"/>&lt;/properties&gt;</text:p>
      <text:p text:style-name="P22"/>
      <text:p text:style-name="P27">&lt;build&gt;</text:p>
      <text:p text:style-name="P22">&lt;plugins&gt;</text:p>
      <text:p text:style-name="P22"><text:tab/><text:span text:style-name="T19">Download Sources. Trigger this by cmd mvn dependency:sources -Dsilent=true</text:span></text:p>
      <text:p text:style-name="P22">&lt;plugin&gt;</text:p>
      <text:p text:style-name="P22"><text:soft-page-break/><text:s text:c="16"/>&lt;groupId&gt;org.apache.maven.plugins&lt;/groupId&gt;</text:p>
      <text:p text:style-name="P22"><text:s text:c="16"/>&lt;artifactId&gt;maven-dependency-plugin&lt;/artifactId&gt;</text:p>
      <text:p text:style-name="P22"><text:s text:c="16"/>&lt;version&gt;3.2.0&lt;/version&gt;</text:p>
      <text:p text:style-name="P22"><text:s text:c="16"/>&lt;executions&gt;</text:p>
      <text:p text:style-name="P22"><text:s text:c="20"/>&lt;execution&gt;</text:p>
      <text:p text:style-name="P22"><text:s text:c="24"/>&lt;id&gt;download-sources&lt;/id&gt;</text:p>
      <text:p text:style-name="P22"><text:s text:c="24"/>&lt;goals&gt;</text:p>
      <text:p text:style-name="P22"><text:s text:c="28"/>&lt;goal&gt;sources&lt;/goal&gt;</text:p>
      <text:p text:style-name="P22"><text:s text:c="24"/>&lt;/goals&gt;</text:p>
      <text:p text:style-name="P22"><text:s text:c="20"/>&lt;/execution&gt;</text:p>
      <text:p text:style-name="P22"><text:s text:c="16"/>&lt;/executions&gt;</text:p>
      <text:p text:style-name="P22"><text:s text:c="12"/>&lt;/plugin&gt;</text:p>
      <text:p text:style-name="P22"/>
      <text:p text:style-name="P23"><text:span text:style-name="T26"><text:tab/>Compiler plugin:</text:span><text:span text:style-name="T18"> </text:span><text:span text:style-name="T25">java version, include debug info</text:span></text:p>
      <text:p text:style-name="P22"><text:tab/>&lt;plugin&gt;</text:p>
      <text:p text:style-name="P22"><text:tab/><text:tab/>&lt;groupId&gt;org.apache.maven.plugins&lt;/groupId&gt;</text:p>
      <text:p text:style-name="P22"><text:tab/><text:tab/>&lt;artifactId&gt;maven-compiler-plugin&lt;/artifactId&gt;</text:p>
      <text:p text:style-name="P22"><text:tab/><text:tab/>&lt;version&gt;3.8.1&lt;/version&gt;</text:p>
      <text:p text:style-name="P22"><text:tab/><text:tab/>&lt;configuration&gt;</text:p>
      <text:p text:style-name="P22"><text:tab/><text:tab/><text:tab/><text:span text:style-name="T24">&lt;debug&gt;false&lt;/debug&gt; - without debugging information</text:span></text:p>
      <text:p text:style-name="P22"><text:tab/><text:tab/><text:tab/><text:span text:style-name="T12">//</text:span><text:span text:style-name="T17">till java 8</text:span></text:p>
      <text:p text:style-name="P22"><text:tab/><text:tab/><text:tab/>&lt;source&gt;1.8&lt;/source&gt;</text:p>
      <text:p text:style-name="P22"><text:tab/><text:tab/><text:tab/>&lt;target&gt;1.8&lt;/target&gt;</text:p>
      <text:p text:style-name="P22"><text:tab/><text:tab/><text:tab/><text:span text:style-name="T12">//</text:span><text:span text:style-name="T17">for java 9 and above</text:span></text:p>
      <text:p text:style-name="P22"><text:tab/><text:tab/><text:tab/><text:span text:style-name="T20">&lt;release&gt;9&lt;/release&gt;</text:span></text:p>
      <text:p text:style-name="P22"><text:tab/><text:tab/>&lt;/configuration&gt;</text:p>
      <text:p text:style-name="P22"><text:tab/>&lt;/plugin&gt;</text:p>
      <text:p text:style-name="P22"/>
      <text:p text:style-name="P22"><text:tab/><text:span text:style-name="T26">JAR plugin:</text:span><text:span text:style-name="T25"> configure MANIFEST</text:span></text:p>
      <text:p text:style-name="P22"><text:tab/>&lt;plugin&gt;</text:p>
      <text:p text:style-name="P22"><text:s text:c="8"/><text:tab/><text:tab/>&lt;groupId&gt;org.apache.maven.plugins&lt;/groupId&gt;</text:p>
      <text:p text:style-name="P22"><text:s text:c="8"/><text:tab/><text:tab/>&lt;artifactId&gt;maven-jar-plugin&lt;/artifactId&gt;</text:p>
      <text:p text:style-name="P22"/>
      <text:p text:style-name="P22"><text:s text:c="8"/><text:tab/><text:tab/>&lt;configuration&gt;</text:p>
      <text:p text:style-name="P22"><text:s text:c="10"/><text:tab/><text:tab/>&lt;archive&gt;</text:p>
      <text:p text:style-name="P6"><text:tab/><text:tab/><text:tab/><text:span text:style-name="T27">Same setting as for Archiver Plugin</text:span></text:p>
      <text:p text:style-name="P7"><text:tab/><text:tab/><text:tab/><text:span text:style-name="T9">&lt;manifestFile&gt;path to own manifest file&lt;/manifestFile&gt;</text:span></text:p>
      <text:p text:style-name="P22"><text:s text:c="12"/><text:tab/><text:tab/>&lt;manifest&gt;</text:p>
      <text:p text:style-name="P22"><text:s text:c="14"/><text:tab/><text:tab/><text:tab/>&lt;addClasspath&gt;true&lt;/addClasspath&gt;</text:p>
      <text:p text:style-name="P22"><text:s text:c="14"/><text:tab/><text:tab/><text:tab/>&lt;mainClass&gt;fully.qualified.MainClass&lt;/mainClass&gt;</text:p>
      <text:p text:style-name="P22"><text:s text:c="11"/><text:tab/><text:tab/><text:tab/>&lt;/manifest&gt;</text:p>
      <text:p text:style-name="P22"><text:s text:c="10"/><text:tab/><text:tab/>&lt;/archive&gt;</text:p>
      <text:p text:style-name="P22"><text:tab/> <text:s text:c="7"/>&lt;/configuration&gt;</text:p>
      <text:p text:style-name="P22"><text:tab/><text:span text:style-name="T25">&lt;/plugin&gt;</text:span></text:p>
      <text:p text:style-name="P24"><text:tab/></text:p>
      <text:p text:style-name="P41"><text:tab/>Assembly plugin</text:p>
      <text:p text:style-name="P42"><text:tab/>Also see onejar-maven-plugin</text:p>
      <text:p text:style-name="P8"/>
      <text:p text:style-name="P8"><text:soft-page-break/><text:tab/><text:span text:style-name="T28">Release plugin</text:span></text:p>
      <text:p text:style-name="P8"/>
      <text:p text:style-name="P8"/>
      <text:p text:style-name="P22"><text:tab/></text:p>
      <text:p text:style-name="P22">&lt;/plugins&gt;</text:p>
      <text:p text:style-name="P27">&lt;build&gt;</text:p>
      <text:p text:style-name="P27"/>
      <text:p text:style-name="P11">Profiles</text:p>
      <text:p text:style-name="P29">- may be defined in project’s pom.xml</text:p>
      <text:p text:style-name="P29">- user settings.xml</text:p>
      <text:p text:style-name="P29">- global settings.xml</text:p>
      <text:p text:style-name="P29">- profile.xml (profile descriptor) in project root dir</text:p>
      <text:p text:style-name="P29"/>
      <text:p text:style-name="P29">&lt;profiles&gt;</text:p>
      <text:p text:style-name="P29"><text:tab/>&lt;profile&gt;</text:p>
      <text:p text:style-name="P29"><text:tab/>&lt;id&gt;unique-name-of-profile&lt;/id&gt;</text:p>
      <text:p text:style-name="P29"><text:tab/>&lt;activation&gt;</text:p>
      <text:p text:style-name="P29"><text:tab/><text:tab/>&lt;jdk&gt;[1.3, 1.6)&lt;/jdk&gt;</text:p>
      <text:p text:style-name="P29"><text:tab/><text:tab/><text:span text:style-name="T12">or </text:span></text:p>
      <text:p text:style-name="P29"><text:tab/><text:tab/>&lt;os&gt;</text:p>
      <text:p text:style-name="P29"><text:tab/><text:tab/><text:tab/>&lt;name&gt;Windows XP&lt;/name&gt;</text:p>
      <text:p text:style-name="P29"><text:tab/><text:tab/><text:tab/>&lt;family&gt;Windows&lt;/family&gt;</text:p>
      <text:p text:style-name="P29"><text:tab/><text:tab/><text:tab/>&lt;arch&gt;x86&lt;/arch&gt;</text:p>
      <text:p text:style-name="P29"><text:tab/><text:tab/><text:tab/>&lt;version&gt;5.1.2600&lt;/version&gt;</text:p>
      <text:p text:style-name="P29"><text:tab/><text:tab/>&lt;/os&gt;</text:p>
      <text:p text:style-name="P29"><text:tab/><text:tab/><text:span text:style-name="T12">or</text:span></text:p>
      <text:p text:style-name="P30"><text:tab/><text:tab/><text:span text:style-name="T22">&lt;property&gt;</text:span></text:p>
      <text:p text:style-name="P31"><text:tab/><text:tab/><text:tab/><text:span text:style-name="T22">&lt;name&gt;some-property&lt;/name&gt; - call mvn with -Dsome-property=some-value</text:span></text:p>
      <text:p text:style-name="P30"><text:tab/><text:tab/><text:tab/><text:span text:style-name="T22">&lt;value&gt;some-value&lt;/value&gt;</text:span></text:p>
      <text:p text:style-name="P29"><text:tab/><text:tab/><text:span text:style-name="T22">&lt;/property&gt;</text:span></text:p>
      <text:p text:style-name="P29"><text:tab/><text:tab/><text:span text:style-name="T15">or</text:span></text:p>
      <text:p text:style-name="P30"><text:tab/><text:tab/><text:span text:style-name="T22">&lt;activeByDefault&gt;true&lt;/activeByDefault&gt;</text:span></text:p>
      <text:p text:style-name="P29"><text:tab/>&lt;/activation&gt;</text:p>
      <text:p text:style-name="P29"><text:tab/><text:span text:style-name="T16">define specific elements here</text:span></text:p>
      <text:p text:style-name="P29"><text:span text:style-name="T16"><text:tab/>&lt;</text:span><text:span text:style-name="T23">repositories&gt;, &lt;dependencies&gt;, &lt;properties&gt;, &lt;modules&gt; </text:span></text:p>
      <text:p text:style-name="P29"><text:tab/>&lt;/profile&gt;</text:p>
      <text:p text:style-name="P29">&lt;/profiles&gt;</text:p>
      <text:p text:style-name="P29"/>
      <text:p text:style-name="P32">profile may also be activated by</text:p>
      <text:p text:style-name="P32">&lt;activeProfiles&gt;</text:p>
      <text:p text:style-name="P32"><text:tab/>&lt;activeProfile&gt;id of profile&lt;/activeProfile&gt;</text:p>
      <text:p text:style-name="P32">&lt;/activeProfiles&gt;</text:p>
      <text:p text:style-name="P37">or</text:p>
      <text:p text:style-name="P38">-P profile-name</text:p>
      <text:p text:style-name="P27"/>
      <text:p text:style-name="P10">Notes</text:p>
      <text:p text:style-name="P28">May be needed in configuration of surefire with java9 and above</text:p>
      <text:p text:style-name="P28"><text:s/>&lt;argLine&gt;</text:p>
      <text:p text:style-name="P28"><text:tab/>--illegal-access=permit</text:p>
      <text:p text:style-name="P28"><text:soft-page-break/>&lt;/argLine&gt;</text:p>
      <text:p text:style-name="P12">Usefull properties</text:p>
      <text:p text:style-name="P33">&lt;properties&gt;</text:p>
      <text:p text:style-name="P33"><text:tab/>&lt;maven.test.skip&gt;true&lt;/maven.test.skip&gt;</text:p>
      <text:p text:style-name="P33">&lt;/properties&gt;</text:p>
      <text:p text:style-name="P22"/>
      <text:p text:style-name="P22"/>
      <text:p text:style-name="P22"/>
      <text:p text:style-name="P18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var nb-font-family-monospace" svg:font-family="'var nb-font-family-monospace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0-08T02:57:51.275000000</dc:date>
    <meta:editing-duration>P2DT9H39M33S</meta:editing-duration>
    <meta:editing-cycles>40</meta:editing-cycles>
    <meta:document-statistic meta:table-count="0" meta:image-count="0" meta:object-count="0" meta:page-count="5" meta:paragraph-count="164" meta:word-count="577" meta:character-count="5810" meta:non-whitespace-character-count="4859"/>
  </office:meta>
</office:document-meta>
</file>